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05cm" fo:min-width="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style:style style:name="T3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6cm" svg:x="17cm" svg:y="6cm">
          <text:p text:style-name="P5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15cm">
          <text:p text:style-name="P5"><text:span text:style-name="T2">Laufschrif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24cm">
          <text:p text:style-name="P5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4cm" svg:height="6cm" svg:x="1.9cm" svg:y="24cm">
          <text:p text:style-name="P5"><text:span text:style-name="T2">Au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cm" svg:height="4.3cm" svg:x="37.9cm" svg:y="8.7cm">
          <text:p text:style-name="P5"><text:span text:style-name="T3">Lasse alle LEDs mit</text:span></text:p>
          <text:p text:style-name="P5"><text:span text:style-name="T3">derselben</text:span></text:p>
          <text:p text:style-name="P5"><text:span text:style-name="T3">Farbe leuchten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cm" svg:height="4.3cm" svg:x="3.6cm" svg:y="19.7cm">
          <text:p text:style-name="P5"><text:span text:style-name="T3">Hier stellst Du die</text:span></text:p>
          <text:p text:style-name="P5"><text:span text:style-name="T3">Farbe für die LEDs auf</text:span></text:p>
          <text:p text:style-name="P5"><text:span text:style-name="T3">Der Brust ein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cm" svg:height="4.3cm" svg:x="37.9cm" svg:y="17.7cm">
          <text:p text:style-name="P5"><text:span text:style-name="T3">Lasse einen Text in</text:span></text:p>
          <text:p text:style-name="P5"><text:span text:style-name="T3">Der eingestellten</text:span></text:p>
          <text:p text:style-name="P5"><text:span text:style-name="T3">Farbe durchlaufen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cm" svg:height="4.3cm" svg:x="37.8cm" svg:y="26.7cm">
          <text:p text:style-name="P5"><text:span text:style-name="T3">Lasse die Leds auf der</text:span></text:p>
          <text:p text:style-name="P5"><text:span text:style-name="T3">Brust in verschiedenen</text:span></text:p>
          <text:p text:style-name="P5"><text:span text:style-name="T3">Mustern leuchten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21T10:50:58.421000000</dc:date>
    <meta:editing-duration>PT37M19S</meta:editing-duration>
    <meta:editing-cycles>10</meta:editing-cycles>
    <meta:generator>LibreOffice/5.3.7.2$Windows_X86_64 LibreOffice_project/6b8ed514a9f8b44d37a1b96673cbbdd077e24059</meta:generator>
    <meta:document-statistic meta:object-count="18"/>
  </office:meta>
</office:document-meta>
</file>